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B000004223FB9A26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standard">
      <style:graphic-properties draw:stroke="none" svg:stroke-color="#000000" draw:fill="none" draw:fill-color="#ffffff" fo:min-height="0.966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1cm" svg:stroke-color="#c5000b" draw:marker-start-width="0.35cm" draw:marker-end-width="0.35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c5000b" fo:font-weight="bold" style:font-weight-asian="bold" style:font-weight-complex="bold"/>
    </style:style>
    <style:style style:name="T1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72cm" svg:height="12.529cm" svg:x="-0.002cm" svg:y="0cm">
          <draw:image xlink:href="Pictures/100000000000048B000004223FB9A26D.png" xlink:type="simple" xlink:show="embed" xlink:actuate="onLoad">
            <text:p/>
          </draw:image>
        </draw:frame>
        <draw:frame draw:style-name="gr2" draw:text-style-name="P2" draw:layer="layout" svg:width="3.683cm" svg:height="1.673cm" svg:x="1.143cm" svg:y="0.635cm">
          <draw:text-box>
            <text:p><text:span text:style-name="T1">oxyanion hole</text:span></text:p>
          </draw:text-box>
        </draw:frame>
        <draw:frame draw:style-name="gr3" draw:text-style-name="P2" draw:layer="layout" svg:width="2.413cm" svg:height="1.216cm" svg:x="5.461cm" svg:y="10.722cm">
          <draw:text-box>
            <text:p><text:span text:style-name="T1">Ser77</text:span></text:p>
          </draw:text-box>
        </draw:frame>
        <draw:frame draw:style-name="gr4" draw:text-style-name="P2" draw:layer="layout" svg:width="2.667cm" svg:height="0.962cm" svg:x="7.239cm" svg:y="4.064cm">
          <draw:text-box>
            <text:p><text:span text:style-name="T1">His156</text:span></text:p>
          </draw:text-box>
        </draw:frame>
        <draw:frame draw:style-name="gr5" draw:text-style-name="P2" draw:layer="layout" svg:width="2.794cm" svg:height="0.962cm" svg:x="10.414cm" svg:y="10.16cm">
          <draw:text-box>
            <text:p><text:span text:style-name="T1">Asp133</text:span></text:p>
          </draw:text-box>
        </draw:frame>
        <draw:custom-shape draw:style-name="gr6" draw:text-style-name="P1" draw:layer="layout" svg:width="3.048cm" svg:height="4.318cm" svg:x="1.27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921cm" svg:y1="1.905cm" svg:x2="2.921cm" svg:y2="6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3.77cm" fo:page-height="12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0:30:57</meta:creation-date>
    <dc:date>2013-10-10T12:14:14</dc:date>
    <meta:editing-duration>PT2H18M40S</meta:editing-duration>
    <meta:editing-cycles>5</meta:editing-cycles>
    <meta:generator>LibreOffice/4.0.2.2$Linux_X86_64 LibreOffice_project/400m0$Build-2</meta:generator>
    <meta:document-statistic meta:object-count="7"/>
  </office:meta>
</office:document-meta>
</file>